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_20_Wid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draw:stroke-dash="Ultrafine_20_Dashed"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objectwithoutfill">
      <style:graphic-properties svg:stroke-width="0.051cm" draw:marker-start-width="0.279cm" draw:marker-end="Arrow" draw:marker-end-width="0.178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152cm" draw:fill="none" draw:textarea-vertical-align="middle"/>
    </style:style>
    <style:style style:name="gr11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TeXGyreTermes" style:font-pitch="variable"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family="TeXGyreTermes" style:font-pitch="variable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0.33cm" svg:x="0.1cm" svg:y="5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91cm" svg:y1="5.513cm" svg:x2="3.91cm" svg:y2="5.843cm">
          <text:p/>
        </draw:line>
        <draw:line draw:style-name="gr2" draw:text-style-name="P1" draw:layer="layout" svg:x1="0.1cm" svg:y1="5.513cm" svg:x2="0.1cm" svg:y2="5.843cm">
          <text:p/>
        </draw:line>
        <draw:line draw:style-name="gr2" draw:text-style-name="P1" draw:layer="layout" svg:x1="0.1cm" svg:y1="5.513cm" svg:x2="3.91cm" svg:y2="5.513cm">
          <text:p/>
        </draw:line>
        <draw:frame draw:style-name="gr3" draw:text-style-name="P2" draw:layer="layout" svg:width="0.807cm" svg:height="0.819cm" svg:x="14.305cm" svg:y="-0.224cm">
          <draw:text-box>
            <text:p><text:span text:style-name="T1">A</text:span></text:p>
          </draw:text-box>
        </draw:frame>
        <draw:frame draw:style-name="gr3" draw:text-style-name="P2" draw:layer="layout" svg:width="0.807cm" svg:height="0.819cm" svg:x="14.333cm" svg:y="5.067cm">
          <draw:text-box>
            <text:p><text:span text:style-name="T1">K</text:span></text:p>
          </draw:text-box>
        </draw:frame>
        <draw:custom-shape draw:style-name="gr4" draw:text-style-name="P1" draw:layer="layout" svg:width="0.317cm" svg:height="0.317cm" svg:x="1.846cm" svg:y="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1" xml:id="id1" draw:id="id1" draw:layer="layout" svg:width="0.317cm" svg:height="0.317cm" svg:x="6.927cm" svg:y="4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2" draw:id="id2" draw:layer="layout" svg:width="1.27cm" svg:height="1.27cm" svg:x="6.45cm" svg:y="1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7.244cm" svg:y1="4.256cm" svg:x2="7.72cm" svg:y2="1.875cm" draw:start-shape="id1" draw:start-glue-point="10" draw:end-shape="id2" draw:end-glue-point="10" svg:d="m7244 4256 476-2381" svg:viewBox="0 0 477 2382">
            <text:p/>
          </draw:connector>
          <draw:connector draw:style-name="gr2" draw:text-style-name="P1" draw:layer="layout" draw:type="line" svg:x1="6.927cm" svg:y1="4.256cm" svg:x2="6.45cm" svg:y2="1.875cm" draw:start-shape="id1" draw:start-glue-point="6" draw:end-shape="id2" draw:end-glue-point="6" svg:d="m6927 4256-477-2381" svg:viewBox="0 0 478 2382">
            <text:p/>
          </draw:connector>
          <draw:frame draw:style-name="gr7" draw:text-style-name="P3" draw:layer="layout" svg:width="0.247cm" svg:height="0.645cm" svg:x="7.314cm" svg:y="2.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767cm" svg:y="2.65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155cm" svg:y="2.3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926cm" svg:y="2.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608cm" svg:y="2.3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838cm" svg:y="3.303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926cm" svg:y="3.1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786cm" svg:y="2.924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085cm" svg:y="3.452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243cm" svg:y="2.827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155cm" svg:y="3.1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996cm" svg:y="2.976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7.085cm" svg:y="2.66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6.926cm" svg:y="3.611cm">
            <draw:text-box>
              <text:p><text:span text:style-name="T2">+</text:span></text:p>
            </draw:text-box>
          </draw:frame>
          <draw:frame draw:style-name="gr8" draw:text-style-name="P3" draw:layer="layout" svg:width="0.303cm" svg:height="0.645cm" svg:x="6.926cm" svg:y="1.3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243cm" svg:y="1.8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782cm" svg:y="1.8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623cm" svg:y="1.24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608cm" svg:y="1.55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608cm" svg:y="1.7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243cm" svg:y="1.71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926cm" svg:y="1.7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767cm" svg:y="1.3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402cm" svg:y="1.54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258cm" svg:y="1.38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243cm" svg:y="1.1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099cm" svg:y="1.2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6.926cm" svg:y="1.081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085cm" svg:y="2.03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7.085cm" svg:y="1.547cm">
            <draw:text-box>
              <text:p><text:span text:style-name="T2">-</text:span></text:p>
            </draw:text-box>
          </draw:frame>
        </draw:g>
        <draw:line draw:style-name="gr9" draw:text-style-name="P1" draw:layer="layout" svg:x1="14.705cm" svg:y1="0.605cm" svg:x2="14.705cm" svg:y2="4.75cm">
          <text:p/>
        </draw:line>
        <draw:frame draw:style-name="gr8" draw:text-style-name="P3" draw:layer="layout" svg:width="0.303cm" svg:height="0.645cm" svg:x="1.918cm" svg:y="3.921cm">
          <draw:text-box>
            <text:p><text:span text:style-name="T2">-</text:span></text:p>
          </draw:text-box>
        </draw:frame>
        <draw:line draw:style-name="gr10" draw:text-style-name="P1" draw:layer="layout" svg:x1="2.004cm" svg:y1="4.097cm" svg:x2="2.004cm" svg:y2="3.145cm">
          <text:p/>
        </draw:line>
        <draw:g>
          <draw:custom-shape draw:style-name="gr5" draw:text-style-name="P1" xml:id="id3" draw:id="id3" draw:layer="layout" svg:width="0.317cm" svg:height="0.317cm" svg:x="12.007cm" svg:y="4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xml:id="id4" draw:id="id4" draw:layer="layout" svg:width="1.27cm" svg:height="1.27cm" svg:x="11.53cm" svg:y="1.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2" draw:text-style-name="P1" draw:layer="layout" draw:type="line" svg:x1="12.324cm" svg:y1="4.256cm" svg:x2="12.8cm" svg:y2="1.875cm" draw:start-shape="id3" draw:start-glue-point="10" draw:end-shape="id4" draw:end-glue-point="10" svg:d="m12324 4256 476-2381" svg:viewBox="0 0 477 2382">
            <text:p/>
          </draw:connector>
          <draw:connector draw:style-name="gr2" draw:text-style-name="P1" draw:layer="layout" draw:type="line" svg:x1="12.007cm" svg:y1="4.256cm" svg:x2="11.53cm" svg:y2="1.875cm" draw:start-shape="id3" draw:start-glue-point="6" draw:end-shape="id4" draw:end-glue-point="6" svg:d="m12007 4256-477-2381" svg:viewBox="0 0 478 2382">
            <text:p/>
          </draw:connector>
          <draw:frame draw:style-name="gr7" draw:text-style-name="P3" draw:layer="layout" svg:width="0.247cm" svg:height="0.645cm" svg:x="12.394cm" svg:y="2.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847cm" svg:y="2.65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235cm" svg:y="2.3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006cm" svg:y="2.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688cm" svg:y="2.351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918cm" svg:y="3.303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006cm" svg:y="3.1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1.866cm" svg:y="2.924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165cm" svg:y="3.452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323cm" svg:y="2.827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235cm" svg:y="3.145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076cm" svg:y="2.976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165cm" svg:y="2.668cm">
            <draw:text-box>
              <text:p><text:span text:style-name="T2">+</text:span></text:p>
            </draw:text-box>
          </draw:frame>
          <draw:frame draw:style-name="gr7" draw:text-style-name="P3" draw:layer="layout" svg:width="0.247cm" svg:height="0.645cm" svg:x="12.006cm" svg:y="3.611cm">
            <draw:text-box>
              <text:p><text:span text:style-name="T2">+</text:span></text:p>
            </draw:text-box>
          </draw:frame>
          <draw:frame draw:style-name="gr8" draw:text-style-name="P3" draw:layer="layout" svg:width="0.303cm" svg:height="0.645cm" svg:x="12.006cm" svg:y="1.3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323cm" svg:y="1.8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862cm" svg:y="1.875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703cm" svg:y="1.24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688cm" svg:y="1.55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688cm" svg:y="1.7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323cm" svg:y="1.71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006cm" svg:y="1.706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1.847cm" svg:y="1.39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482cm" svg:y="1.547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338cm" svg:y="1.388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323cm" svg:y="1.1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179cm" svg:y="1.2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006cm" svg:y="1.081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165cm" svg:y="2.033cm">
            <draw:text-box>
              <text:p><text:span text:style-name="T2">-</text:span></text:p>
            </draw:text-box>
          </draw:frame>
          <draw:frame draw:style-name="gr8" draw:text-style-name="P3" draw:layer="layout" svg:width="0.303cm" svg:height="0.645cm" svg:x="12.165cm" svg:y="1.547cm">
            <draw:text-box>
              <text:p><text:span text:style-name="T2">-</text:span></text:p>
            </draw:text-box>
          </draw:frame>
        </draw:g>
        <draw:g>
          <draw:path draw:style-name="gr2" draw:text-style-name="P1" draw:layer="layout" svg:width="0.27cm" svg:height="0.162cm" draw:transform="skewX (-0.927293431584587) rotate (3.06916148963203) translate (11.5528540111723cm 4.85966772684785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42897472000051) translate (11.3485107848796cm 4.68190969369707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3.06916148963203) translate (11.9457807935849cm 3.9105900779366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42897472000051) translate (11.7414375672922cm 3.73283204478582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3.06916148963203) translate (11.8148051994473cm 4.22694929424035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2.42897472000051) translate (11.6104619731546cm 4.04919126108957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3.06916148963203) translate (11.6838296053098cm 4.5433085105441cm)" svg:viewBox="0 0 271 163" svg:d="m271 0c-272 0-271 163-271 163">
            <text:p/>
          </draw:path>
          <draw:path draw:style-name="gr2" draw:text-style-name="P1" draw:layer="layout" svg:width="0.277cm" svg:height="0.162cm" draw:transform="skewX (0.943699526553334) rotate (2.42897472000051) translate (11.4794863790171cm 4.36555047739332cm)" svg:viewBox="0 0 278 163" svg:d="m0 0c272 0 278 163 278 163">
            <text:p/>
          </draw:path>
          <draw:path draw:style-name="gr2" draw:text-style-name="P1" draw:layer="layout" svg:width="0.277cm" svg:height="0.162cm" draw:transform="skewX (-0.943699526553334) rotate (3.06916148963203) translate (12.0843084134292cm 3.59477882223074cm)" svg:viewBox="0 0 278 163" svg:d="m278 0c-272 0-278 163-278 163">
            <text:p/>
          </draw:path>
          <draw:path draw:style-name="gr2" draw:text-style-name="P1" draw:layer="layout" svg:width="0.27cm" svg:height="0.162cm" draw:transform="skewX (0.927293431584587) rotate (2.42897472000051) translate (11.8724131614297cm 3.41647282848207cm)" svg:viewBox="0 0 271 163" svg:d="m0 0c272 0 271 163 271 163">
            <text:p/>
          </draw:path>
        </draw:g>
        <draw:g>
          <draw:path draw:style-name="gr2" draw:text-style-name="P1" draw:layer="layout" svg:width="0.27cm" svg:height="0.162cm" draw:transform="skewX (-0.927293431584587) rotate (-2.07798900742445) translate (12.8666064490099cm 4.04405919422083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-2.71817577705597) translate (12.6193169894254cm 4.15452183795027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-2.07798900742445) translate (13.0983687810293cm 4.2960988368506cm)" svg:viewBox="0 0 271 163" svg:d="m271 0c-272 0-271 163-271 163">
            <text:p/>
          </draw:path>
          <draw:path draw:style-name="gr2" draw:text-style-name="P1" draw:layer="layout" svg:width="0.27cm" svg:height="0.162cm" draw:transform="skewX (0.927293431584587) rotate (-2.71817577705597) translate (12.8510793214447cm 4.4065614805801cm)" svg:viewBox="0 0 271 163" svg:d="m0 0c272 0 271 163 271 163">
            <text:p/>
          </draw:path>
          <draw:path draw:style-name="gr2" draw:text-style-name="P1" draw:layer="layout" svg:width="0.27cm" svg:height="0.162cm" draw:transform="skewX (-0.927293431584587) rotate (-2.07798900742445) translate (13.3301311130486cm 4.54813847948042cm)" svg:viewBox="0 0 271 163" svg:d="m271 0c-272 0-271 163-271 163">
            <text:p/>
          </draw:path>
          <draw:path draw:style-name="gr2" draw:text-style-name="P1" draw:layer="layout" svg:width="0.277cm" svg:height="0.162cm" draw:transform="skewX (0.943699526553334) rotate (-2.71817577705597) translate (13.0828416534641cm 4.65860112320986cm)" svg:viewBox="0 0 278 163" svg:d="m0 0c272 0 278 163 278 163">
            <text:p/>
          </draw:path>
          <draw:path draw:style-name="gr2" draw:text-style-name="P1" draw:layer="layout" svg:width="0.277cm" svg:height="0.162cm" draw:transform="skewX (-0.943699526553334) rotate (-2.07798900742445) translate (12.6385219698884cm 3.78540088471948cm)" svg:viewBox="0 0 278 163" svg:d="m278 0c-272 0-278 163-278 163">
            <text:p/>
          </draw:path>
          <draw:path draw:style-name="gr2" draw:text-style-name="P1" draw:layer="layout" svg:width="0.27cm" svg:height="0.162cm" draw:transform="skewX (0.927293431584587) rotate (-2.71817577705597) translate (12.387554657406cm 3.90248219532051cm)" svg:viewBox="0 0 271 163" svg:d="m0 0c272 0 271 163 271 163">
            <text:p/>
          </draw:path>
        </draw:g>
        <draw:custom-shape draw:style-name="gr4" draw:text-style-name="P1" draw:layer="layout" svg:width="0.317cm" svg:height="0.317cm" svg:x="1.847cm" svg:y="4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303cm" svg:height="0.645cm" svg:x="1.919cm" svg:y="3.922cm">
          <draw:text-box>
            <text:p><text:span text:style-name="T2">-</text:span></text:p>
          </draw:text-box>
        </draw:frame>
        <draw:g>
          <draw:custom-shape draw:style-name="gr4" draw:text-style-name="P1" draw:layer="layout" svg:width="0.317cm" svg:height="0.317cm" svg:x="11.041cm" svg:y="4.8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3" draw:layer="layout" svg:width="0.303cm" svg:height="0.645cm" svg:x="11.113cm" svg:y="4.638cm">
            <draw:text-box>
              <text:p><text:span text:style-name="T2">-</text:span></text:p>
            </draw:text-box>
          </draw:frame>
        </draw:g>
        <draw:g>
          <draw:custom-shape draw:style-name="gr4" draw:text-style-name="P1" draw:layer="layout" svg:width="0.317cm" svg:height="0.317cm" svg:x="13.142cm" svg:y="4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3" draw:layer="layout" svg:width="0.303cm" svg:height="0.645cm" svg:x="13.214cm" svg:y="4.573cm">
            <draw:text-box>
              <text:p><text:span text:style-name="T2">-</text:span></text:p>
            </draw:text-box>
          </draw:frame>
        </draw:g>
        <draw:custom-shape draw:style-name="gr11" draw:text-style-name="P1" draw:layer="layout" svg:width="1.501cm" svg:height="1.111cm" draw:transform="rotate (1.5707963267949) translate (11.621cm 1.977cm)">
          <text:p/>
          <draw:enhanced-geometry svg:viewBox="0 0 21600 21600" draw:text-areas="0 ?f0 ?f5 ?f2" draw:type="right-arrow" draw:modifiers="12622.6700251889 6546.0431654676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2" draw:layer="layout" svg:width="0.968cm" svg:height="0.819cm" svg:x="1.528cm" svg:y="5.626cm">
          <draw:text-box>
            <text:p><text:span text:style-name="T1">(a)</text:span></text:p>
          </draw:text-box>
        </draw:frame>
        <draw:frame draw:style-name="gr3" draw:text-style-name="P2" draw:layer="layout" svg:width="0.968cm" svg:height="0.819cm" svg:x="11.734cm" svg:y="5.626cm">
          <draw:text-box>
            <text:p><text:span text:style-name="T1">(c)</text:span></text:p>
          </draw:text-box>
        </draw:frame>
        <draw:frame draw:style-name="gr3" draw:text-style-name="P2" draw:layer="layout" svg:width="0.993cm" svg:height="0.819cm" svg:x="6.613cm" svg:y="5.626cm">
          <draw:text-box>
            <text:p><text:span text:style-name="T1">(b)</text:span></text:p>
          </draw:text-box>
        </draw:frame>
        <draw:custom-shape draw:style-name="gr1" draw:text-style-name="P1" draw:layer="layout" svg:width="3.81cm" svg:height="0.33cm" svg:x="5.18cm" svg:y="5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99cm" svg:y1="5.355cm" svg:x2="8.99cm" svg:y2="5.685cm">
          <text:p/>
        </draw:line>
        <draw:line draw:style-name="gr2" draw:text-style-name="P1" draw:layer="layout" svg:x1="5.18cm" svg:y1="5.355cm" svg:x2="5.18cm" svg:y2="5.685cm">
          <text:p/>
        </draw:line>
        <draw:line draw:style-name="gr2" draw:text-style-name="P1" draw:layer="layout" svg:x1="5.18cm" svg:y1="5.355cm" svg:x2="8.99cm" svg:y2="5.355cm">
          <text:p/>
        </draw:line>
        <draw:custom-shape draw:style-name="gr1" draw:text-style-name="P1" draw:layer="layout" svg:width="3.81cm" svg:height="0.33cm" svg:x="10.26cm" svg:y="5.3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4.07cm" svg:y1="5.367cm" svg:x2="14.07cm" svg:y2="5.697cm">
          <text:p/>
        </draw:line>
        <draw:line draw:style-name="gr2" draw:text-style-name="P1" draw:layer="layout" svg:x1="10.26cm" svg:y1="5.367cm" svg:x2="10.26cm" svg:y2="5.697cm">
          <text:p/>
        </draw:line>
        <draw:line draw:style-name="gr2" draw:text-style-name="P1" draw:layer="layout" svg:x1="10.26cm" svg:y1="5.367cm" svg:x2="14.07cm" svg:y2="5.367cm">
          <text:p/>
        </draw:line>
        <draw:custom-shape draw:style-name="gr1" draw:text-style-name="P1" draw:layer="layout" svg:width="3.81cm" svg:height="0.33cm" draw:transform="rotate (-3.14159265358979) translate (3.91cm 0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1cm" svg:y1="0.37cm" svg:x2="0.1cm" svg:y2="0.04cm">
          <text:p/>
        </draw:line>
        <draw:line draw:style-name="gr2" draw:text-style-name="P1" draw:layer="layout" svg:x1="3.91cm" svg:y1="0.37cm" svg:x2="3.91cm" svg:y2="0.04cm">
          <text:p/>
        </draw:line>
        <draw:line draw:style-name="gr2" draw:text-style-name="P1" draw:layer="layout" svg:x1="3.91cm" svg:y1="0.37cm" svg:x2="0.1cm" svg:y2="0.37cm">
          <text:p/>
        </draw:line>
        <draw:custom-shape draw:style-name="gr1" draw:text-style-name="P1" draw:layer="layout" svg:width="3.81cm" svg:height="0.33cm" draw:transform="rotate (-3.14159265358979) translate (8.99cm 0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5.18cm" svg:y1="0.37cm" svg:x2="5.18cm" svg:y2="0.04cm">
          <text:p/>
        </draw:line>
        <draw:line draw:style-name="gr2" draw:text-style-name="P1" draw:layer="layout" svg:x1="8.99cm" svg:y1="0.37cm" svg:x2="8.99cm" svg:y2="0.04cm">
          <text:p/>
        </draw:line>
        <draw:line draw:style-name="gr2" draw:text-style-name="P1" draw:layer="layout" svg:x1="8.99cm" svg:y1="0.37cm" svg:x2="5.18cm" svg:y2="0.37cm">
          <text:p/>
        </draw:line>
        <draw:custom-shape draw:style-name="gr1" draw:text-style-name="P1" draw:layer="layout" svg:width="3.81cm" svg:height="0.33cm" draw:transform="rotate (-3.14159265358979) translate (14.07cm 0.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10.26cm" svg:y1="0.37cm" svg:x2="10.26cm" svg:y2="0.04cm">
          <text:p/>
        </draw:line>
        <draw:line draw:style-name="gr2" draw:text-style-name="P1" draw:layer="layout" svg:x1="14.07cm" svg:y1="0.37cm" svg:x2="14.07cm" svg:y2="0.04cm">
          <text:p/>
        </draw:line>
        <draw:line draw:style-name="gr2" draw:text-style-name="P1" draw:layer="layout" svg:x1="14.07cm" svg:y1="0.37cm" svg:x2="10.26cm" svg:y2="0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22T09:04:42</dc:date>
    <meta:editing-duration>PT1M38S</meta:editing-duration>
    <meta:editing-cycles>5</meta:editing-cycles>
    <meta:generator>LibreOffice/4.0.2.2$Linux_x86 LibreOffice_project/400m0$Build-2</meta:generator>
    <meta:document-statistic meta:object-count="132"/>
  </office:meta>
</office:document-meta>
</file>